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9e7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Scanner;</text:p>
      <text:p text:style-name="Standard"> </text:p>
      <text:p text:style-name="Standard">public class GreaterTakenNo {</text:p>
      <text:p text:style-name="Standard"> </text:p>
      <text:p text:style-name="Standard">    public static void main(String[] args) {<text:line-break/><text:line-break/>        // 5696..... <text:line-break/>        // 8929... 1000 * 8 + 9 * 100 + 2* 10 + 9 * 1<text:line-break/><text:line-break/>        // 5696...<text:line-break/><text:line-break/>        Scanner scanner = new Scanner(System.in);<text:line-break/>        int n = scanner.nextInt();<text:line-break/><text:line-break/>        int p = 1;<text:line-break/>        int res =0;<text:line-break/>        for(int r=0; n != 0 ;) {<text:line-break/><text:line-break/>            r = n % 10;// 5696 % 10....6<text:line-break/>            n = n /10; // 569... 56 5 0<text:line-break/>            r = r+3;<text:line-break/>            r = r % 10;// 10 % 10 ===0<text:line-break/>            //if(r &gt;= 10) {<text:line-break/>                //r = r - 10;// 9+3=12-10=2<text:line-break/>                //r = r % 10;// 12 % 10===2<text:line-break/>        //    }<text:line-break/>            res = res + r * p;<text:line-break/>            p = p* 10;<text:line-break/><text:line-break/>        }<text:line-break/><text:line-break/>        System.out.println("result...."+res);/// <text:line-break/>        // 5678<text:line-break/>        //8901<text:line-break/>    }</text:p>
      <text:p text:style-name="Standard"> </text:p>
      <text:p text:style-name="Standard">}</text:p>
      <text:p text:style-name="Standard">----------------------------------------------------------------------------------------------------------------------------<text:span text:style-name="T1">5</text:span></text:p>
      <text:p text:style-name="Text_20_body">import java.util.Scanner;</text:p>
      <text:p text:style-name="Text_20_body"/>
      <text:p text:style-name="Text_20_body">public class Sum5 {<text:line-break/>public static void main(String[] args)<text:line-break/>{<text:line-break/>Scanner sc=new Scanner(System.in);<text:line-break/>int count,i;<text:line-break/>int []a=new int[20];<text:line-break/><text:soft-page-break/>for( i=1;i&lt;=10;i++)<text:line-break/>{<text:line-break/>a[i]=sc.nextInt();<text:line-break/>}<text:line-break/>for(i=1;i&lt;=20;i++)<text:line-break/>{<text:line-break/>count=0;<text:line-break/>for(int j=1;j&lt;=10;j++)<text:line-break/>{<text:line-break/>if(a[i]==a[j])<text:line-break/>{<text:line-break/>count++;<text:line-break/>if(count==5)<text:line-break/>{<text:line-break/>System.out.println(a[i]);<text:line-break/>}<text:line-break/>}<text:line-break/>}</text:p>
      <text:p text:style-name="Text_20_body"/>
      <text:p text:style-name="Text_20_body">}</text:p>
      <text:p text:style-name="Text_20_body"/>
      <text:p text:style-name="Text_20_body">}<text:line-break/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10:55:50.741000000</meta:creation-date>
    <dc:date>2021-11-24T11:22:17.679000000</dc:date>
    <meta:editing-duration>PT1M12S</meta:editing-duration>
    <meta:editing-cycles>2</meta:editing-cycles>
    <meta:generator>LibreOffice/7.1.7.2$Windows_X86_64 LibreOffice_project/c6a4e3954236145e2acb0b65f68614365aeee33f</meta:generator>
    <meta:document-statistic meta:table-count="0" meta:image-count="0" meta:object-count="0" meta:page-count="2" meta:paragraph-count="12" meta:word-count="167" meta:character-count="1239" meta:non-whitespace-character-count="839"/>
  </office:meta>
</office:document-meta>
</file>